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2.41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2.93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3.8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4.8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2.143cm"/>
    </style:style>
    <style:style style:name="gr6" style:family="graphic" style:parent-style-name="standard">
      <style:graphic-properties draw:textarea-horizontal-align="justify" draw:textarea-vertical-align="middle" draw:auto-grow-height="false" fo:min-height="5.286cm" fo:min-width="3.088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.917cm" svg:height="1.166cm" svg:x="4.563cm" svg:y="6.036cm">
            <draw:text-box>
              <text:p text:style-name="P1"><text:span text:style-name="T1">Análise</text:span></text:p>
            </draw:text-box>
          </draw:frame>
          <draw:frame draw:style-name="gr2" draw:text-style-name="P2" draw:layer="layout" svg:width="3.436cm" svg:height="1.166cm" svg:x="8.774cm" svg:y="2.583cm">
            <draw:text-box>
              <text:p text:style-name="P1"><text:span text:style-name="T1">Desenho</text:span></text:p>
            </draw:text-box>
          </draw:frame>
          <draw:frame draw:style-name="gr3" draw:text-style-name="P4" draw:layer="layout" svg:width="4.312cm" svg:height="1.167cm" svg:x="13.378cm" svg:y="5.97cm">
            <draw:text-box>
              <text:p text:style-name="P3">Codificação</text:p>
            </draw:text-box>
          </draw:frame>
          <draw:frame draw:style-name="gr4" draw:text-style-name="P4" draw:layer="layout" svg:width="5.391cm" svg:height="1.166cm" svg:x="3.31cm" svg:y="11.052cm">
            <draw:text-box>
              <text:p text:style-name="P3">Documentação</text:p>
            </draw:text-box>
          </draw:frame>
          <draw:frame draw:style-name="gr5" draw:text-style-name="P4" draw:layer="layout" svg:width="2.643cm" svg:height="1.166cm" svg:x="12.226cm" svg:y="11.052cm">
            <draw:text-box>
              <text:p text:style-name="P3">Testes</text:p>
            </draw:text-box>
          </draw:frame>
          <draw:custom-shape draw:style-name="gr6" draw:text-style-name="P3" draw:layer="layout" svg:width="5.896cm" svg:height="7.237cm" svg:x="7.48cm" svg:y="3.815cm">
            <text:p/>
  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10:50:11.876473583</meta:creation-date>
    <dc:date>2020-11-24T10:02:15.761403321</dc:date>
    <meta:editing-duration>PT6M45S</meta:editing-duration>
    <meta:editing-cycles>3</meta:editing-cycles>
    <meta:generator>LibreOffice/6.1.5.2$Linux_X86_64 LibreOffice_project/10$Build-2</meta:generator>
    <meta:document-statistic meta:object-count="7"/>
  </office:meta>
</office:document-meta>
</file>